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07000001A3789B1DD14584C6A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be5d" officeooo:paragraph-rsid="001fbe5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5.4063in" svg:height="4.3646in" draw:z-index="0"><draw:image xlink:href="Pictures/1000000000000207000001A3789B1DD14584C6A4.jpg" xlink:type="simple" xlink:show="embed" xlink:actuate="onLoad"/></draw:frame>4.65<text:tab/>3.88479</text:p>
      <text:p text:style-name="P1">1.37<text:tab/>3.91198</text:p>
      <text:p text:style-name="P1"/>
      <text:p text:style-name="P1">Hujowe ten wykres, trzeba nad nim popracowa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09:04:29.708789102</meta:creation-date>
    <dc:date>2016-04-18T09:16:08.660537802</dc:date>
    <meta:editing-duration>PT11M39S</meta:editing-duration>
    <meta:editing-cycles>1</meta:editing-cycles>
    <meta:document-statistic meta:table-count="0" meta:image-count="1" meta:object-count="0" meta:page-count="1" meta:paragraph-count="3" meta:word-count="11" meta:character-count="69" meta:non-whitespace-character-count="61"/>
    <meta:generator>LibreOffice/5.1.1.3$Linux_X86_64 LibreOffice_project/10m0$Build-3</meta:generator>
  </office:meta>
</office:document-meta>
</file>